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.7327in"/>
    </style:style>
    <style:style style:name="co19" style:family="table-column">
      <style:table-column-properties fo:break-before="auto" style:column-width="1.0264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4575in"/>
    </style:style>
    <style:style style:name="co10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8" style:family="table-column">
      <style:table-column-properties fo:break-before="auto" style:column-width="1.6382in"/>
    </style:style>
    <style:style style:name="co9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5.1453in"/>
    </style:style>
    <style:style style:name="co16" style:family="table-column">
      <style:table-column-properties fo:break-before="auto" style:column-width="1.5091in"/>
    </style:style>
    <style:style style:name="co17" style:family="table-column">
      <style:table-column-properties fo:break-before="auto" style:column-width="1.872in"/>
    </style:style>
    <style:style style:name="co22" style:family="table-column">
      <style:table-column-properties fo:break-before="auto" style:column-width="1.4201in"/>
    </style:style>
    <style:style style:name="co23" style:family="table-column">
      <style:table-column-properties fo:break-before="auto" style:column-width="1.8571in"/>
    </style:style>
    <style:style style:name="co24" style:family="table-column">
      <style:table-column-properties fo:break-before="auto" style:column-width="1.8783in"/>
    </style:style>
    <style:style style:name="co25" style:family="table-column">
      <style:table-column-properties fo:break-before="auto" style:column-width="1.922in"/>
    </style:style>
    <style:style style:name="co26" style:family="table-column">
      <style:table-column-properties fo:break-before="auto" style:column-width="2.1736in"/>
    </style:style>
    <style:style style:name="ro10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29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1.0154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1.1811in" fo:break-before="auto" style:use-optimal-row-height="true"/>
    </style:style>
    <style:style style:name="ro24" style:family="table-row">
      <style:table-row-properties style:row-height="1.5134in" fo:break-before="auto" style:use-optimal-row-height="true"/>
    </style:style>
    <style:style style:name="ro11" style:family="table-row">
      <style:table-row-properties style:row-height="0.1862in" fo:break-before="auto" style:use-optimal-row-height="true"/>
    </style:style>
    <style:style style:name="ro22" style:family="table-row">
      <style:table-row-properties style:row-height="1.3472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3417in" fo:break-before="auto" style:use-optimal-row-height="fals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302in" fo:break-before="auto" style:use-optimal-row-height="false"/>
    </style:style>
    <style:style style:name="ro25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11in" fo:break-before="auto" style:use-optimal-row-height="true"/>
    </style:style>
    <style:style style:name="ro28" style:family="table-row">
      <style:table-row-properties style:row-height="0.178in" fo:break-before="auto" style:use-optimal-row-height="true"/>
    </style:style>
    <style:style style:name="ro31" style:family="table-row">
      <style:table-row-properties style:row-height="0.2382in" fo:break-before="auto" style:use-optimal-row-height="false"/>
    </style:style>
    <style:style style:name="ro32" style:family="table-row">
      <style:table-row-properties style:row-height="0.2591in" fo:break-before="auto" style:use-optimal-row-height="false"/>
    </style:style>
    <style:style style:name="ro33" style:family="table-row">
      <style:table-row-properties style:row-height="0.3626in" fo:break-before="auto" style:use-optimal-row-height="false"/>
    </style:style>
    <style:style style:name="ro34" style:family="table-row">
      <style:table-row-properties style:row-height="0.352in" fo:break-before="auto" style:use-optimal-row-height="false"/>
    </style:style>
    <style:style style:name="ro35" style:family="table-row">
      <style:table-row-properties style:row-height="0.2071in" fo:break-before="auto" style:use-optimal-row-height="true"/>
    </style:style>
    <style:style style:name="ro36" style:family="table-row">
      <style:table-row-properties style:row-height="0.228in" fo:break-before="auto" style:use-optimal-row-height="false"/>
    </style:style>
    <style:style style:name="ro37" style:family="table-row">
      <style:table-row-properties style:row-height="0.1957in" fo:break-before="auto" style:use-optimal-row-height="false"/>
    </style:style>
    <style:style style:name="ro38" style:family="table-row">
      <style:table-row-properties style:row-height="0.2083in" fo:break-before="auto" style:use-optimal-row-height="false"/>
    </style:style>
    <style:style style:name="ro39" style:family="table-row">
      <style:table-row-properties style:row-height="0.3311in" fo:break-before="auto" style:use-optimal-row-height="true"/>
    </style:style>
    <style:style style:name="ro40" style:family="table-row">
      <style:table-row-properties style:row-height="0.798in" fo:break-before="auto" style:use-optimal-row-height="true"/>
    </style:style>
    <style:style style:name="ro41" style:family="table-row">
      <style:table-row-properties style:row-height="0.9535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1.1091in" fo:break-before="auto" style:use-optimal-row-height="true"/>
    </style:style>
    <style:style style:name="ro44" style:family="table-row">
      <style:table-row-properties style:row-height="1.4193in" fo:break-before="auto" style:use-optimal-row-height="true"/>
    </style:style>
    <style:style style:name="ro45" style:family="table-row">
      <style:table-row-properties style:row-height="1.5752in" fo:break-before="auto" style:use-optimal-row-height="true"/>
    </style:style>
    <style:style style:name="ro46" style:family="table-row">
      <style:table-row-properties style:row-height="1.7307in" fo:break-before="auto" style:use-optimal-row-height="true"/>
    </style:style>
    <style:style style:name="ro47" style:family="table-row">
      <style:table-row-properties style:row-height="0.9118in" fo:break-before="auto" style:use-optimal-row-height="false"/>
    </style:style>
    <style:style style:name="ro48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08in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67">
      <style:table-cell-properties fo:background-color="#ffff99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69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4" style:family="table-cell" style:parent-style-name="Default">
      <style:table-cell-properties fo:background-color="#ffff99"/>
    </style:style>
    <style:style style:name="ce35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6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73" style:family="table-cell" style:parent-style-name="Default">
      <style:text-properties style:font-name="Arial" fo:font-weight="bold"/>
    </style:style>
    <style:style style:name="ce74" style:family="table-cell" style:parent-style-name="Default">
      <style:text-properties fo:font-weight="bold"/>
    </style:style>
    <style:style style:name="ce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7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7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ackground-color="transparent"/>
      <style:text-properties style:font-name="Arial"/>
    </style:style>
    <style:style style:name="ce8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8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6" style:family="table-cell" style:parent-style-name="Default">
      <style:text-properties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9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9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98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99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0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1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3" style:family="table-cell" style:parent-style-name="Default">
      <style:text-properties style:font-name="Arial" fo:font-weight="bold" style:font-name-asian="Tahoma1"/>
    </style:style>
    <style:style style:name="ce104" style:family="table-cell" style:parent-style-name="Default">
      <style:text-properties style:font-name="Arial" fo:font-weight="bold" style:font-weight-asian="bold" style:font-weight-complex="bold"/>
    </style:style>
    <style:style style:name="ce10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08" style:family="table-cell" style:parent-style-name="Default">
      <style:table-cell-properties fo:border="0.0008in solid #000000"/>
      <style:text-properties style:font-name="Arial"/>
    </style:style>
    <style:style style:name="ce109" style:family="table-cell" style:parent-style-name="Default">
      <style:table-cell-properties fo:border="0.0008in solid #000000"/>
      <style:text-properties style:font-name="Arial" fo:font-weight="bold"/>
    </style:style>
    <style:style style:name="ce110" style:family="table-cell" style:parent-style-name="Default">
      <style:table-cell-properties fo:border="0.0008in solid #000000"/>
      <style:text-properties style:font-name="Arial" fo:font-weight="normal"/>
    </style:style>
    <style:style style:name="ce111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112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113" style:family="table-cell" style:parent-style-name="Default">
      <style:table-cell-properties fo:wrap-option="wrap"/>
    </style:style>
    <style:style style:name="ce114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15" style:family="table-cell" style:parent-style-name="Default">
      <style:table-cell-properties style:glyph-orientation-vertical="0" fo:background-color="#e6e6e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fo:background-color="#cccccc" fo:border="0.0008in solid #000000"/>
      <style:text-properties fo:color="#ff0000" style:font-name="Times New Roman" fo:font-weight="bold"/>
    </style:style>
    <style:style style:name="ce117" style:family="table-cell" style:parent-style-name="Default">
      <style:table-cell-properties fo:background-color="transparent" fo:border="0.0008in solid #000000"/>
      <style:text-properties style:use-window-font-color="true" style:font-name="Arial"/>
    </style:style>
    <style:style style:name="ce118" style:family="table-cell" style:parent-style-name="Default">
      <style:text-properties style:font-name="Arial" fo:font-size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7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48" style:family="table-cell" style:parent-style-name="Default">
      <style:table-cell-properties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50" style:family="table-cell" style:parent-style-name="Default">
      <style:table-cell-properties fo:wrap-option="wrap"/>
      <style:text-properties style:font-name="Arial" fo:font-size="10pt"/>
    </style:style>
    <style:style style:name="ce151" style:family="table-cell" style:parent-style-name="Default">
      <style:table-cell-properties fo:wrap-option="wrap" style:vertical-align="top"/>
      <style:text-properties style:font-name="Arial" fo:font-size="10pt"/>
    </style:style>
    <style:style style:name="ce152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1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0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Arial1" fo:font-size="10pt" style:font-size-asian="10pt" style:font-weight-asian="bold" style:font-name-complex="Arial1" style:font-size-complex="10pt" style:font-weight-complex="bold"/>
    </style:style>
    <style:style style:name="T6" style:family="text">
      <style:text-properties style:font-name-asian="Tahoma1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color="#000000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11" table:default-cell-style-name="ce54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5">
          <table:table-cell>
            <draw:frame table:end-cell-address="Cover.C6" table:end-x="0.0134in" table:end-y="0.1551in" draw:z-index="0" draw:name="Graphics 3" draw:style-name="gr1" draw:text-style-name="P1" svg:width="2.311in" svg:height="1.1256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5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6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7">
          <table:table-cell table:style-name="ce17"/>
          <table:table-cell table:style-name="ce21" office:value-type="string">
            <text:p>GATEIN SNIFF TEST </text:p>
          </table:table-cell>
          <table:table-cell table:style-name="ce17" table:number-columns-repeated="4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1-05-18">
            <text:p>18-May-2011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Product Name:</text:p>
          </table:table-cell>
          <table:table-cell table:style-name="ce33" office:value-type="string">
            <text:p>GateIn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Product Code:</text:p>
          </table:table-cell>
          <table:table-cell table:style-name="ce34" office:value-type="string">
            <text:p>EXOGTN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Module:</text:p>
          </table:table-cell>
          <table:table-cell table:style-name="ce34" office:value-type="string">
            <text:p>SniffTest</text:p>
          </table:table-cell>
          <table:table-cell table:style-name="Default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Total Cases:</text:p>
          </table:table-cell>
          <table:table-cell table:style-name="ce35" table:formula="of:=SUM([SniffTest.C4:SniffTest.C4])" office:value-type="float" office:value="67">
            <text:p>67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8">
          <table:table-cell table:style-name="ce17"/>
          <table:table-cell table:style-name="ce23" office:value-type="string">
            <text:p>Test Status:</text:p>
          </table:table-cell>
          <table:table-cell table:style-name="ce36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4"/>
          <table:table-cell table:style-name="ce37"/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5">
          <table:table-cell/>
          <table:table-cell table:style-name="ce24"/>
          <table:table-cell table:style-name="ce37"/>
          <table:table-cell table:style-name="Default" table:number-columns-repeated="4"/>
          <table:table-cell table:number-columns-repeated="249"/>
        </table:table-row>
        <table:table-row table:style-name="ro15" table:number-rows-repeated="3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9">
          <table:table-cell table:style-name="ce19"/>
          <table:table-cell table:style-name="ce25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25">
          <table:table-cell table:style-name="ce19"/>
          <table:table-cell table:style-name="ce26" office:value-type="string">
            <text:p>Effective Date</text:p>
          </table:table-cell>
          <table:table-cell table:style-name="ce38" office:value-type="string">
            <text:p>Version</text:p>
          </table:table-cell>
          <table:table-cell table:style-name="ce38" office:value-type="string">
            <text:p>Change description</text:p>
          </table:table-cell>
          <table:table-cell table:style-name="ce38" office:value-type="string">
            <text:p>Originator</text:p>
          </table:table-cell>
          <table:table-cell table:style-name="ce56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5">
          <table:table-cell table:style-name="ce19"/>
          <table:table-cell table:style-name="ce27" office:value-type="date" office:date-value="2010-08-11">
            <text:p>11-Aug-2010</text:p>
          </table:table-cell>
          <table:table-cell table:style-name="ce39" office:value-type="string">
            <text:p>1.0</text:p>
          </table:table-cell>
          <table:table-cell table:style-name="ce48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4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5">
          <table:table-cell table:style-name="ce18"/>
          <table:table-cell table:style-name="ce27" office:value-type="date" office:date-value="2011-05-18">
            <text:p>18-May-2011</text:p>
          </table:table-cell>
          <table:table-cell table:style-name="ce39" office:value-type="string">
            <text:p>1.1</text:p>
          </table:table-cell>
          <table:table-cell table:style-name="ce50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54"/>
          <table:table-cell table:style-name="ce63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0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0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5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4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5">
          <table:table-cell/>
          <table:table-cell table:style-name="ce28"/>
          <table:table-cell table:style-name="ce41"/>
          <table:table-cell table:style-name="ce52"/>
          <table:table-cell/>
          <table:table-cell table:style-name="ce54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8"/>
          <table:table-cell table:style-name="ce42"/>
          <table:table-cell table:style-name="ce39"/>
          <table:table-cell/>
          <table:table-cell table:style-name="ce55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3"/>
          <table:table-cell/>
          <table:table-cell table:style-name="ce61"/>
          <table:table-cell table:style-name="ce66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4"/>
          <table:table-cell/>
          <table:table-cell table:style-name="ce54" table:number-columns-repeated="2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4"/>
          <table:table-cell/>
          <table:table-cell table:style-name="ce54" table:number-columns-repeated="2"/>
          <table:table-cell table:style-name="Default"/>
          <table:table-cell table:number-columns-repeated="248"/>
        </table:table-row>
        <table:table-row table:style-name="ro15">
          <table:table-cell/>
          <table:table-cell table:style-name="ce30"/>
          <table:table-cell table:style-name="ce43"/>
          <table:table-cell table:style-name="ce55"/>
          <table:table-cell table:style-name="ce43"/>
          <table:table-cell table:style-name="ce55" table:number-columns-repeated="2"/>
          <table:table-cell table:number-columns-repeated="249"/>
        </table:table-row>
        <table:table-row table:style-name="ro15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5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5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5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69"/>
        <table:table-column table:style-name="co15" table:default-cell-style-name="ce71"/>
        <table:table-column table:style-name="co10" table:default-cell-style-name="ce108"/>
        <table:table-column table:style-name="co16" table:default-cell-style-name="Default"/>
        <table:table-column table:style-name="co10" table:number-columns-repeated="250" table:default-cell-style-name="Default"/>
        <table:table-row table:style-name="ro26">
          <table:table-cell table:style-name="ce67" office:value-type="string" table:number-columns-spanned="8" table:number-rows-spanned="1">
            <text:p><text:span text:style-name="T2">SniffTest </text:span><text:span text:style-name="T2">List</text:span></text:p>
            <text:p><text:span text:style-name="T2">Based on </text:span><text:span text:style-name="T2">document </text:span><text:span text:style-name="T2">version:</text:span></text:p>
            <text:p><text:span text:style-name="T2">3.2.x</text:span></text:p>
          </table:table-cell>
          <table:covered-table-cell table:style-name="ce75"/>
          <table:covered-table-cell table:style-name="ce105"/>
          <table:covered-table-cell table:number-columns-repeated="5"/>
          <table:table-cell table:number-columns-repeated="246"/>
        </table:table-row>
        <table:table-row table:style-name="ro27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Selenium</text:p>
          </table:table-cell>
          <table:table-cell table:style-name="ce106" office:value-type="string" table:number-columns-spanned="2" table:number-rows-spanned="1">
            <text:p>Total <text:s/>of functions</text:p>
          </table:table-cell>
          <table:covered-table-cell/>
          <table:table-cell table:style-name="ce106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6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15" table:number-columns-repeated="4"/>
          <table:table-cell table:number-columns-repeated="246"/>
        </table:table-row>
        <table:table-row table:style-name="ro28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107" office:value-type="string">
            <text:p>High</text:p>
          </table:table-cell>
          <table:table-cell/>
          <table:table-cell table:formula="of:=COUNTIF([.C4:.C272];&quot;High&quot;)" office:value-type="float" office:value="57">
            <text:p>57</text:p>
          </table:table-cell>
          <table:table-cell table:style-name="ce116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16" office:value-type="string">
            <text:p>Total High priority</text:p>
          </table:table-cell>
          <table:table-cell table:number-columns-repeated="246"/>
        </table:table-row>
        <table:table-row table:style-name="ro28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107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16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16" office:value-type="string">
            <text:p>Total Medium priority</text:p>
          </table:table-cell>
          <table:table-cell table:number-columns-repeated="246"/>
        </table:table-row>
        <table:table-row table:style-name="ro28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107" office:value-type="string">
            <text:p>Medium</text:p>
          </table:table-cell>
          <table:table-cell/>
          <table:table-cell table:formula="of:=COUNTIF([.C4:.C272];&quot;Low&quot;)" office:value-type="float" office:value="0">
            <text:p>0</text:p>
          </table:table-cell>
          <table:table-cell table:style-name="ce116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16" office:value-type="string">
            <text:p>Total Low priority</text:p>
          </table:table-cell>
          <table:table-cell table:number-columns-repeated="246"/>
        </table:table-row>
        <table:table-row table:style-name="ro28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107" office:value-type="string">
            <text:p>Medium</text:p>
          </table:table-cell>
          <table:table-cell/>
          <table:table-cell table:formula="of:=SUM([.E4]+[.E5]+[.E6])" office:value-type="float" office:value="67">
            <text:p>67</text:p>
          </table:table-cell>
          <table:table-cell table:style-name="ce116" office:value-type="string">
            <text:p>Total case</text:p>
          </table:table-cell>
          <table:table-cell table:style-name="ce117" table:formula="of:=COUNTIF([.D4:.D272];&quot;N/A&quot;)" office:value-type="float" office:value="0">
            <text:p>0</text:p>
          </table:table-cell>
          <table:table-cell table:style-name="ce116" office:value-type="string">
            <text:p>Total N/A priority</text:p>
          </table:table-cell>
          <table:table-cell table:number-columns-repeated="246"/>
        </table:table-row>
        <table:table-row table:style-name="ro28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31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32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31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 table:number-rows-repeated="5">
          <table:table-cell table:number-columns-repeated="254"/>
        </table:table-row>
        <table:table-row table:style-name="ro28">
          <table:table-cell/>
          <table:table-cell table:style-name="ce76"/>
          <table:table-cell table:number-columns-repeated="252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>
          <table:table-cell/>
          <table:table-cell table:style-name="ce76"/>
          <table:table-cell table:number-columns-repeated="252"/>
        </table:table-row>
        <table:table-row table:style-name="ro28" table:number-rows-repeated="2">
          <table:table-cell table:number-columns-repeated="254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>
          <table:table-cell table:number-columns-repeated="254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>
          <table:table-cell table:number-columns-repeated="254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 table:number-rows-repeated="2">
          <table:table-cell table:number-columns-repeated="254"/>
        </table:table-row>
        <table:table-row table:style-name="ro28">
          <table:table-cell/>
          <table:table-cell table:style-name="ce77"/>
          <table:table-cell table:number-columns-repeated="252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 table:number-rows-repeated="2">
          <table:table-cell table:number-columns-repeated="254"/>
        </table:table-row>
        <table:table-row table:style-name="ro28">
          <table:table-cell>
            <draw:frame table:end-cell-address="Check_List.B93" table:end-x="0.626in" table:end-y="0.0441in" draw:z-index="0" draw:name="http://jira.exoplatform.org/images/icons/link_out_bot.gif" draw:style-name="gr1" draw:text-style-name="P1" svg:width="1.4118in" svg:height="0.0516in" svg:x="1.122in" svg:y="0.169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0.5016in" table:end-y="0.0425in" draw:z-index="1" draw:name="http://jira.exoplatform.org/images/icons/link_out_bot.gif" draw:style-name="gr1" draw:text-style-name="P1" svg:width="0.5161in" svg:height="0.05in" svg:x="5.1114in" svg:y="0.169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28" table:number-rows-repeated="3">
          <table:table-cell table:number-columns-repeated="254"/>
        </table:table-row>
        <table:table-row table:style-name="ro28">
          <table:table-cell/>
          <table:table-cell table:style-name="ce78"/>
          <table:table-cell table:number-columns-repeated="252"/>
        </table:table-row>
        <table:table-row table:style-name="ro28">
          <table:table-cell table:number-columns-repeated="254"/>
        </table:table-row>
        <table:table-row table:style-name="ro28" table:number-rows-repeated="3">
          <table:table-cell/>
          <table:table-cell table:style-name="ce78"/>
          <table:table-cell table:number-columns-repeated="252"/>
        </table:table-row>
        <table:table-row table:style-name="ro28">
          <table:table-cell>
            <draw:frame table:end-cell-address="Check_List.B101" table:end-x="0.6264in" table:end-y="0.1043in" draw:z-index="2" draw:name="http://jira.exoplatform.org/images/icons/link_out_bot.gif" draw:style-name="gr1" draw:text-style-name="P1" svg:width="1.4122in" svg:height="0.035in" svg:x="1.122in" svg:y="0.0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78">
            <draw:frame table:end-cell-address="Check_List.C101" table:end-x="0.502in" table:end-y="0.1201in" draw:z-index="3" draw:name="http://jira.exoplatform.org/images/icons/link_out_bot.gif" draw:style-name="gr1" draw:text-style-name="P1" svg:width="0.5165in" svg:height="0.0508in" svg:x="5.1114in" svg:y="0.0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28" table:number-rows-repeated="2">
          <table:table-cell/>
          <table:table-cell table:style-name="ce78"/>
          <table:table-cell table:number-columns-repeated="252"/>
        </table:table-row>
        <table:table-row table:style-name="ro28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28">
          <table:table-cell/>
          <table:table-cell table:style-name="ce78"/>
          <table:table-cell table:number-columns-repeated="252"/>
        </table:table-row>
        <table:table-row table:style-name="ro28" table:number-rows-repeated="2">
          <table:table-cell table:number-columns-repeated="254"/>
        </table:table-row>
        <table:table-row table:style-name="ro28" table:number-rows-repeated="2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28" table:number-rows-repeated="4">
          <table:table-cell/>
          <table:table-cell table:style-name="ce78"/>
          <table:table-cell table:number-columns-repeated="252"/>
        </table:table-row>
        <table:table-row table:style-name="ro28">
          <table:table-cell/>
          <table:table-cell table:style-name="ce79"/>
          <table:table-cell table:style-name="ce109"/>
          <table:table-cell table:number-columns-repeated="251"/>
        </table:table-row>
        <table:table-row table:style-name="ro28">
          <table:table-cell/>
          <table:table-cell table:style-name="ce78"/>
          <table:table-cell table:number-columns-repeated="252"/>
        </table:table-row>
        <table:table-row table:style-name="ro28" table:number-rows-repeated="2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28" table:number-rows-repeated="3">
          <table:table-cell/>
          <table:table-cell table:style-name="ce78"/>
          <table:table-cell table:number-columns-repeated="252"/>
        </table:table-row>
        <table:table-row table:style-name="ro28" table:number-rows-repeated="2">
          <table:table-cell table:number-columns-repeated="254"/>
        </table:table-row>
        <table:table-row table:style-name="ro28">
          <table:table-cell/>
          <table:table-cell table:style-name="ce78"/>
          <table:table-cell table:number-columns-repeated="252"/>
        </table:table-row>
        <table:table-row table:style-name="ro28" table:number-rows-repeated="2">
          <table:table-cell/>
          <table:table-cell table:style-name="ce79"/>
          <table:table-cell table:number-columns-repeated="252"/>
        </table:table-row>
        <table:table-row table:style-name="ro28">
          <table:table-cell table:number-columns-repeated="254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 table:number-rows-repeated="3">
          <table:table-cell table:number-columns-repeated="254"/>
        </table:table-row>
        <table:table-row table:style-name="ro28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28">
          <table:table-cell/>
          <table:table-cell table:style-name="ce78"/>
          <table:table-cell table:number-columns-repeated="252"/>
        </table:table-row>
        <table:table-row table:style-name="ro28">
          <table:table-cell/>
          <table:table-cell table:style-name="ce69"/>
          <table:table-cell table:style-name="ce109"/>
          <table:table-cell table:number-columns-repeated="251"/>
        </table:table-row>
        <table:table-row table:style-name="ro28" table:number-rows-repeated="4">
          <table:table-cell table:number-columns-repeated="254"/>
        </table:table-row>
        <table:table-row table:style-name="ro28">
          <table:table-cell/>
          <table:table-cell table:style-name="ce77"/>
          <table:table-cell table:number-columns-repeated="252"/>
        </table:table-row>
        <table:table-row table:style-name="ro28" table:number-rows-repeated="4">
          <table:table-cell table:number-columns-repeated="254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 table:number-rows-repeated="4">
          <table:table-cell table:number-columns-repeated="254"/>
        </table:table-row>
        <table:table-row table:style-name="ro28" table:number-rows-repeated="3">
          <table:table-cell table:number-columns-repeated="2"/>
          <table:table-cell table:style-name="ce109"/>
          <table:table-cell table:number-columns-repeated="251"/>
        </table:table-row>
        <table:table-row table:style-name="ro33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28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28" table:number-rows-repeated="5">
          <table:table-cell table:style-name="ce71"/>
          <table:table-cell table:number-columns-repeated="253"/>
        </table:table-row>
        <table:table-row table:style-name="ro28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28" table:number-rows-repeated="6">
          <table:table-cell table:style-name="ce71"/>
          <table:table-cell table:number-columns-repeated="253"/>
        </table:table-row>
        <table:table-row table:style-name="ro28" table:number-rows-repeated="2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28" table:number-rows-repeated="4">
          <table:table-cell table:style-name="ce71"/>
          <table:table-cell table:number-columns-repeated="253"/>
        </table:table-row>
        <table:table-row table:style-name="ro28">
          <table:table-cell table:style-name="ce71"/>
          <table:table-cell table:style-name="ce81"/>
          <table:table-cell table:number-columns-repeated="252"/>
        </table:table-row>
        <table:table-row table:style-name="ro28" table:number-rows-repeated="3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28" table:number-rows-repeated="12">
          <table:table-cell table:style-name="ce71"/>
          <table:table-cell table:number-columns-repeated="253"/>
        </table:table-row>
        <table:table-row table:style-name="ro28">
          <table:table-cell table:style-name="ce71"/>
          <table:table-cell table:style-name="ce82"/>
          <table:table-cell table:number-columns-repeated="252"/>
        </table:table-row>
        <table:table-row table:style-name="ro28" table:number-rows-repeated="2">
          <table:table-cell table:style-name="ce71"/>
          <table:table-cell table:number-columns-repeated="253"/>
        </table:table-row>
        <table:table-row table:style-name="ro28" table:number-rows-repeated="2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28" table:number-rows-repeated="4">
          <table:table-cell table:style-name="ce71"/>
          <table:table-cell table:style-name="ce82"/>
          <table:table-cell table:number-columns-repeated="252"/>
        </table:table-row>
        <table:table-row table:style-name="ro28" table:number-rows-repeated="2">
          <table:table-cell table:style-name="ce71"/>
          <table:table-cell table:style-name="ce83"/>
          <table:table-cell table:number-columns-repeated="252"/>
        </table:table-row>
        <table:table-row table:style-name="ro28">
          <table:table-cell table:style-name="ce71"/>
          <table:table-cell table:style-name="ce84"/>
          <table:table-cell table:number-columns-repeated="252"/>
        </table:table-row>
        <table:table-row table:style-name="ro28">
          <table:table-cell table:style-name="ce71"/>
          <table:table-cell table:style-name="ce82"/>
          <table:table-cell table:number-columns-repeated="252"/>
        </table:table-row>
        <table:table-row table:style-name="ro28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28" table:number-rows-repeated="2">
          <table:table-cell table:style-name="ce71"/>
          <table:table-cell table:style-name="ce82"/>
          <table:table-cell table:number-columns-repeated="252"/>
        </table:table-row>
        <table:table-row table:style-name="ro28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28">
          <table:table-cell table:style-name="ce71"/>
          <table:table-cell table:style-name="ce85"/>
          <table:table-cell table:style-name="ce109"/>
          <table:table-cell table:number-columns-repeated="251"/>
        </table:table-row>
        <table:table-row table:style-name="ro28">
          <table:table-cell table:style-name="ce71"/>
          <table:table-cell table:style-name="ce85"/>
          <table:table-cell table:style-name="ce110"/>
          <table:table-cell table:number-columns-repeated="251"/>
        </table:table-row>
        <table:table-row table:style-name="ro28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28">
          <table:table-cell table:style-name="ce71"/>
          <table:table-cell table:style-name="ce82"/>
          <table:table-cell table:style-name="ce110"/>
          <table:table-cell table:number-columns-repeated="251"/>
        </table:table-row>
        <table:table-row table:style-name="ro28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28" table:number-rows-repeated="2">
          <table:table-cell table:style-name="ce71"/>
          <table:table-cell table:style-name="ce82"/>
          <table:table-cell table:number-columns-repeated="252"/>
        </table:table-row>
        <table:table-row table:style-name="ro28">
          <table:table-cell table:style-name="ce71"/>
          <table:table-cell table:style-name="ce82"/>
          <table:table-cell table:style-name="ce111"/>
          <table:table-cell table:number-columns-repeated="251"/>
        </table:table-row>
        <table:table-row table:style-name="ro28">
          <table:table-cell table:style-name="ce71"/>
          <table:table-cell table:style-name="ce85"/>
          <table:table-cell table:number-columns-repeated="252"/>
        </table:table-row>
        <table:table-row table:style-name="ro28">
          <table:table-cell table:style-name="ce71"/>
          <table:table-cell table:style-name="ce86"/>
          <table:table-cell table:number-columns-repeated="252"/>
        </table:table-row>
        <table:table-row table:style-name="ro28" table:number-rows-repeated="8">
          <table:table-cell table:style-name="ce71"/>
          <table:table-cell table:style-name="ce82"/>
          <table:table-cell table:number-columns-repeated="252"/>
        </table:table-row>
        <table:table-row table:style-name="ro28">
          <table:table-cell table:style-name="ce71"/>
          <table:table-cell table:number-columns-repeated="253"/>
        </table:table-row>
        <table:table-row table:style-name="ro28">
          <table:table-cell table:style-name="ce71"/>
          <table:table-cell table:style-name="ce87"/>
          <table:table-cell table:number-columns-repeated="252"/>
        </table:table-row>
        <table:table-row table:style-name="ro28" table:number-rows-repeated="5">
          <table:table-cell table:style-name="ce71"/>
          <table:table-cell table:number-columns-repeated="253"/>
        </table:table-row>
        <table:table-row table:style-name="ro28">
          <table:table-cell table:style-name="ce71"/>
          <table:table-cell table:style-name="ce88"/>
          <table:table-cell table:style-name="ce111"/>
          <table:table-cell table:number-columns-repeated="251"/>
        </table:table-row>
        <table:table-row table:style-name="ro28">
          <table:table-cell table:style-name="ce71"/>
          <table:table-cell table:style-name="ce89"/>
          <table:table-cell table:style-name="ce112"/>
          <table:table-cell table:number-columns-repeated="251"/>
        </table:table-row>
        <table:table-row table:style-name="ro33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28">
          <table:table-cell table:style-name="ce72"/>
          <table:table-cell table:style-name="ce90"/>
          <table:table-cell table:style-name="ce109"/>
          <table:table-cell table:number-columns-repeated="251"/>
        </table:table-row>
        <table:table-row table:style-name="ro28">
          <table:table-cell table:style-name="ce72"/>
          <table:table-cell table:style-name="ce91"/>
          <table:table-cell table:style-name="ce109"/>
          <table:table-cell table:number-columns-repeated="251"/>
        </table:table-row>
        <table:table-row table:style-name="ro28">
          <table:table-cell table:style-name="ce72"/>
          <table:table-cell table:style-name="ce92"/>
          <table:table-cell table:number-columns-repeated="252"/>
        </table:table-row>
        <table:table-row table:style-name="ro28" table:number-rows-repeated="2">
          <table:table-cell table:style-name="ce72"/>
          <table:table-cell table:style-name="ce93"/>
          <table:table-cell table:number-columns-repeated="252"/>
        </table:table-row>
        <table:table-row table:style-name="ro28">
          <table:table-cell table:style-name="ce72"/>
          <table:table-cell table:style-name="ce94"/>
          <table:table-cell table:number-columns-repeated="252"/>
        </table:table-row>
        <table:table-row table:style-name="ro28" table:number-rows-repeated="2">
          <table:table-cell table:style-name="ce72"/>
          <table:table-cell table:style-name="ce95"/>
          <table:table-cell table:number-columns-repeated="252"/>
        </table:table-row>
        <table:table-row table:style-name="ro28">
          <table:table-cell table:style-name="ce72"/>
          <table:table-cell table:style-name="ce94"/>
          <table:table-cell table:number-columns-repeated="252"/>
        </table:table-row>
        <table:table-row table:style-name="ro28" table:number-rows-repeated="2">
          <table:table-cell table:style-name="ce72"/>
          <table:table-cell table:style-name="ce96"/>
          <table:table-cell table:number-columns-repeated="252"/>
        </table:table-row>
        <table:table-row table:style-name="ro28">
          <table:table-cell table:style-name="ce72"/>
          <table:table-cell table:style-name="ce95"/>
          <table:table-cell table:number-columns-repeated="252"/>
        </table:table-row>
        <table:table-row table:style-name="ro28" table:number-rows-repeated="3">
          <table:table-cell table:style-name="ce72"/>
          <table:table-cell table:style-name="ce97"/>
          <table:table-cell table:number-columns-repeated="252"/>
        </table:table-row>
        <table:table-row table:style-name="ro28">
          <table:table-cell table:style-name="ce72"/>
          <table:table-cell table:style-name="ce95"/>
          <table:table-cell table:number-columns-repeated="252"/>
        </table:table-row>
        <table:table-row table:style-name="ro34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28">
          <table:table-cell table:style-name="ce72"/>
          <table:table-cell table:number-columns-repeated="253"/>
        </table:table-row>
        <table:table-row table:style-name="ro28">
          <table:table-cell table:style-name="ce72"/>
          <table:table-cell/>
          <table:table-cell table:style-name="ce109"/>
          <table:table-cell table:number-columns-repeated="251"/>
        </table:table-row>
        <table:table-row table:style-name="ro28" table:number-rows-repeated="2">
          <table:table-cell table:style-name="ce72"/>
          <table:table-cell table:number-columns-repeated="253"/>
        </table:table-row>
        <table:table-row table:style-name="ro28">
          <table:table-cell table:style-name="ce72"/>
          <table:table-cell table:style-name="ce91"/>
          <table:table-cell table:number-columns-repeated="252"/>
        </table:table-row>
        <table:table-row table:style-name="ro28">
          <table:table-cell table:style-name="ce72"/>
          <table:table-cell table:style-name="ce98"/>
          <table:table-cell table:number-columns-repeated="252"/>
        </table:table-row>
        <table:table-row table:style-name="ro28">
          <table:table-cell table:style-name="ce72"/>
          <table:table-cell table:style-name="ce90"/>
          <table:table-cell table:number-columns-repeated="252"/>
        </table:table-row>
        <table:table-row table:style-name="ro28" table:number-rows-repeated="2">
          <table:table-cell table:style-name="ce72"/>
          <table:table-cell table:style-name="ce98"/>
          <table:table-cell table:number-columns-repeated="252"/>
        </table:table-row>
        <table:table-row table:style-name="ro28">
          <table:table-cell table:style-name="ce72"/>
          <table:table-cell table:style-name="ce99"/>
          <table:table-cell table:number-columns-repeated="252"/>
        </table:table-row>
        <table:table-row table:style-name="ro28">
          <table:table-cell table:style-name="ce72"/>
          <table:table-cell table:style-name="ce100"/>
          <table:table-cell table:number-columns-repeated="252"/>
        </table:table-row>
        <table:table-row table:style-name="ro28">
          <table:table-cell table:style-name="ce72"/>
          <table:table-cell table:style-name="ce98"/>
          <table:table-cell table:number-columns-repeated="252"/>
        </table:table-row>
        <table:table-row table:style-name="ro28">
          <table:table-cell table:style-name="ce72"/>
          <table:table-cell table:style-name="ce101"/>
          <table:table-cell table:number-columns-repeated="252"/>
        </table:table-row>
        <table:table-row table:style-name="ro28">
          <table:table-cell table:style-name="ce72"/>
          <table:table-cell table:style-name="ce98"/>
          <table:table-cell table:number-columns-repeated="252"/>
        </table:table-row>
        <table:table-row table:style-name="ro28" table:number-rows-repeated="3">
          <table:table-cell table:style-name="ce72"/>
          <table:table-cell table:style-name="ce102"/>
          <table:table-cell table:number-columns-repeated="252"/>
        </table:table-row>
        <table:table-row table:style-name="ro28">
          <table:table-cell table:style-name="ce72"/>
          <table:table-cell table:style-name="ce103"/>
          <table:table-cell table:number-columns-repeated="252"/>
        </table:table-row>
        <table:table-row table:style-name="ro28">
          <table:table-cell table:style-name="ce72"/>
          <table:table-cell table:style-name="ce104"/>
          <table:table-cell table:number-columns-repeated="252"/>
        </table:table-row>
        <table:table-row table:style-name="ro28" table:number-rows-repeated="5">
          <table:table-cell table:style-name="ce73"/>
          <table:table-cell table:style-name="ce36" table:number-columns-repeated="2"/>
          <table:table-cell table:style-name="ce114"/>
          <table:table-cell table:number-columns-repeated="250"/>
        </table:table-row>
        <table:table-row table:style-name="ro28" table:number-rows-repeated="9">
          <table:table-cell table:style-name="ce73"/>
          <table:table-cell table:style-name="ce36" table:number-columns-repeated="2"/>
          <table:table-cell table:number-columns-repeated="251"/>
        </table:table-row>
        <table:table-row table:style-name="ro28" table:number-rows-repeated="10">
          <table:table-cell table:style-name="ce74"/>
          <table:table-cell table:style-name="Default" table:number-columns-repeated="2"/>
          <table:table-cell table:number-columns-repeated="251"/>
        </table:table-row>
        <table:table-row table:style-name="ro28">
          <table:table-cell table:style-name="ce74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21"/>
        <table:table-column table:style-name="co17" table:default-cell-style-name="ce49"/>
        <table:table-column table:style-name="co10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57"/>
        <table:table-column table:style-name="co26" table:default-cell-style-name="ce57"/>
        <table:table-column table:style-name="co10" table:default-cell-style-name="ce107"/>
        <table:table-column table:style-name="co10" table:number-columns-repeated="6" table:default-cell-style-name="ce155"/>
        <table:table-column table:style-name="co10" table:number-columns-repeated="2" table:default-cell-style-name="ce158"/>
        <table:table-column table:style-name="co10" table:number-columns-repeated="238" table:default-cell-style-name="ce160"/>
        <table:table-row table:style-name="ro35">
          <table:table-cell table:style-name="ce118"/>
          <table:table-cell table:style-name="ce122" office:value-type="string">
            <text:p>TEST CASES</text:p>
          </table:table-cell>
          <table:table-cell table:style-name="ce127"/>
          <table:table-cell table:style-name="ce123" table:number-columns-repeated="2"/>
          <table:table-cell table:style-name="ce118"/>
          <table:table-cell table:style-name="ce150"/>
          <table:table-cell table:style-name="ce123" table:number-columns-repeated="2"/>
          <table:table-cell table:style-name="Default"/>
          <table:table-cell table:style-name="ce156" office:value-type="string">
            <text:p>Passed</text:p>
          </table:table-cell>
          <table:table-cell table:style-name="ce156" table:formula="of:=COUNTIF([.K$7:.K$1038];[.$K1])" office:value-type="float" office:value="14">
            <text:p>14</text:p>
          </table:table-cell>
          <table:table-cell table:style-name="ce156" table:formula="of:=COUNTIF([.L$7:.L$1038];[.$K1])" office:value-type="float" office:value="14">
            <text:p>14</text:p>
          </table:table-cell>
          <table:table-cell table:style-name="ce156" table:formula="of:=COUNTIF([.M$7:.M$1038];[.$K1])" office:value-type="float" office:value="0">
            <text:p>0</text:p>
          </table:table-cell>
          <table:table-cell table:style-name="ce156" table:formula="of:=COUNTIF([.N$7:.N$1038];[.$K1])" office:value-type="float" office:value="0">
            <text:p>0</text:p>
          </table:table-cell>
          <table:table-cell table:style-name="ce123"/>
          <table:table-cell table:style-name="Default" table:number-columns-repeated="239"/>
        </table:table-row>
        <table:table-row table:style-name="ro35">
          <table:table-cell table:style-name="ce118"/>
          <table:table-cell table:style-name="ce123" table:number-columns-repeated="4"/>
          <table:table-cell table:style-name="ce118"/>
          <table:table-cell table:style-name="ce150"/>
          <table:table-cell table:style-name="ce123" table:number-columns-repeated="2"/>
          <table:table-cell table:style-name="Default"/>
          <table:table-cell table:style-name="ce156" office:value-type="string">
            <text:p>Failed</text:p>
          </table:table-cell>
          <table:table-cell table:style-name="ce156" table:formula="of:=COUNTIF([.K$7:.K$1038];[.$K2])" office:value-type="float" office:value="0">
            <text:p>0</text:p>
          </table:table-cell>
          <table:table-cell table:style-name="ce156" table:formula="of:=COUNTIF([.L$7:.L$1038];[.$K2])" office:value-type="float" office:value="0">
            <text:p>0</text:p>
          </table:table-cell>
          <table:table-cell table:style-name="ce156" table:formula="of:=COUNTIF([.M$7:.M$1038];[.$K2])" office:value-type="float" office:value="0">
            <text:p>0</text:p>
          </table:table-cell>
          <table:table-cell table:style-name="ce156" table:formula="of:=COUNTIF([.N$7:.N$1038];[.$K2])" office:value-type="float" office:value="0">
            <text:p>0</text:p>
          </table:table-cell>
          <table:table-cell table:style-name="ce123"/>
          <table:table-cell table:style-name="Default" table:number-columns-repeated="239"/>
        </table:table-row>
        <table:table-row table:style-name="ro36">
          <table:table-cell table:style-name="ce118"/>
          <table:table-cell table:style-name="ce124" office:value-type="string">
            <text:p>Functions List Code <text:span text:style-name="T5">:</text:span></text:p>
          </table:table-cell>
          <table:table-cell table:style-name="ce128" office:value-type="string" table:number-columns-spanned="3" table:number-rows-spanned="1">
            <text:p>Sniff Test </text:p>
          </table:table-cell>
          <table:covered-table-cell table:style-name="ce133"/>
          <table:covered-table-cell table:style-name="ce128"/>
          <table:table-cell table:style-name="ce118"/>
          <table:table-cell table:style-name="ce150" office:value-type="string">
            <text:p><text:s/></text:p>
          </table:table-cell>
          <table:table-cell table:style-name="ce154"/>
          <table:table-cell table:style-name="ce118"/>
          <table:table-cell table:style-name="Default"/>
          <table:table-cell table:style-name="ce156" office:value-type="string">
            <text:p>Blocked</text:p>
          </table:table-cell>
          <table:table-cell table:style-name="ce156" table:formula="of:=COUNTIF([.K$7:.K$1038];[.$K3])" office:value-type="float" office:value="0">
            <text:p>0</text:p>
          </table:table-cell>
          <table:table-cell table:style-name="ce156" table:formula="of:=COUNTIF([.L$7:.L$1038];[.$K3])" office:value-type="float" office:value="0">
            <text:p>0</text:p>
          </table:table-cell>
          <table:table-cell table:style-name="ce156" table:formula="of:=COUNTIF([.M$7:.M$1038];[.$K3])" office:value-type="float" office:value="0">
            <text:p>0</text:p>
          </table:table-cell>
          <table:table-cell table:style-name="ce156" table:formula="of:=COUNTIF([.N$7:.N$1038];[.$K3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7">
          <table:table-cell table:style-name="ce118"/>
          <table:table-cell table:style-name="ce125" office:value-type="string">
            <text:p>Total Main Cases:</text:p>
          </table:table-cell>
          <table:table-cell table:style-name="ce128" table:formula="of:=MAX([.A7:.A6699])" office:value-type="float" office:value="67" table:number-columns-spanned="3" table:number-rows-spanned="1">
            <text:p>67</text:p>
          </table:table-cell>
          <table:covered-table-cell table:style-name="ce134"/>
          <table:covered-table-cell table:style-name="ce150"/>
          <table:table-cell table:style-name="ce118"/>
          <table:table-cell table:style-name="ce150"/>
          <table:table-cell table:style-name="ce154"/>
          <table:table-cell table:style-name="ce118"/>
          <table:table-cell table:style-name="Default"/>
          <table:table-cell table:style-name="ce157" office:value-type="string">
            <text:p>Not run</text:p>
          </table:table-cell>
          <table:table-cell table:style-name="ce156" table:formula="of:=COUNTIF([.K$7:.K$1038];[.$K4])" office:value-type="float" office:value="0">
            <text:p>0</text:p>
          </table:table-cell>
          <table:table-cell table:style-name="ce156" table:formula="of:=COUNTIF([.L$7:.L$1038];[.$K4])" office:value-type="float" office:value="0">
            <text:p>0</text:p>
          </table:table-cell>
          <table:table-cell table:style-name="ce156" table:formula="of:=COUNTIF([.M$7:.M$1038];[.$K4])" office:value-type="float" office:value="0">
            <text:p>0</text:p>
          </table:table-cell>
          <table:table-cell table:style-name="ce156" table:formula="of:=COUNTIF([.N$7:.N$1038];[.$K4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8">
          <table:table-cell table:style-name="ce118" table:number-columns-repeated="3"/>
          <table:table-cell table:style-name="ce135"/>
          <table:table-cell table:style-name="ce118" table:number-columns-repeated="2"/>
          <table:table-cell table:style-name="ce150"/>
          <table:table-cell table:style-name="ce154"/>
          <table:table-cell table:style-name="ce118"/>
          <table:table-cell table:style-name="Default"/>
          <table:table-cell table:style-name="Default" office:value-type="string">
            <text:p>N/A</text:p>
          </table:table-cell>
          <table:table-cell table:style-name="ce156" table:formula="of:=COUNTIF([.K$7:.K$1038];[.$K5])" office:value-type="float" office:value="0">
            <text:p>0</text:p>
          </table:table-cell>
          <table:table-cell table:style-name="ce156" table:formula="of:=COUNTIF([.L$7:.L$1038];[.$K5])" office:value-type="float" office:value="0">
            <text:p>0</text:p>
          </table:table-cell>
          <table:table-cell table:style-name="ce156" table:formula="of:=COUNTIF([.M$7:.M$1038];[.$K5])" office:value-type="float" office:value="0">
            <text:p>0</text:p>
          </table:table-cell>
          <table:table-cell table:style-name="ce156" table:formula="of:=COUNTIF([.N$7:.N$1038];[.$K5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9">
          <table:table-cell table:style-name="ce119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26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 table:number-columns-repeated="5"/>
          <table:table-cell table:style-name="Default" table:number-columns-repeated="237"/>
        </table:table-row>
        <table:table-row table:style-name="ro18">
          <table:table-cell table:style-name="ce120" office:value-type="float" office:value="1">
            <text:p>001</text:p>
          </table:table-cell>
          <table:table-cell office:value-type="string">
            <text:p>SNF_GTN_AUT_LOG_01</text:p>
          </table:table-cell>
          <table:table-cell table:style-name="ce129" office:value-type="float" office:value="1">
            <text:p>001</text:p>
          </table:table-cell>
          <table:table-cell table:style-name="ce136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PUB_ACC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37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number-columns-repeated="6"/>
          <table:table-cell table:style-name="ce159" table:number-columns-repeated="2"/>
          <table:table-cell table:number-columns-repeated="238"/>
        </table:table-row>
        <table:table-row table:style-name="ro4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PUB_LAG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36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number-columns-repeated="6"/>
          <table:table-cell table:style-name="ce159" table:number-columns-repeated="2"/>
          <table:table-cell table:number-columns-repeated="238"/>
        </table:table-row>
        <table:table-row table:style-name="ro1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PUB_REM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36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number-columns-repeated="6"/>
          <table:table-cell table:style-name="ce159" table:number-columns-repeated="2"/>
          <table:table-cell table:number-columns-repeated="238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PUB_FOG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36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number-columns-repeated="6"/>
          <table:table-cell table:style-name="ce159" table:number-columns-repeated="2"/>
          <table:table-cell table:number-columns-repeated="238"/>
        </table:table-row>
        <table:table-row table:style-name="ro4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PRV_ACC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38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number-columns-repeated="6"/>
          <table:table-cell table:style-name="ce159" table:number-columns-repeated="2"/>
          <table:table-cell table:number-columns-repeated="238"/>
        </table:table-row>
        <table:table-row table:style-name="ro4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GRO_ORG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38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GRO_ORG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38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number-columns-repeated="6"/>
          <table:table-cell table:style-name="ce159" table:number-columns-repeated="2"/>
          <table:table-cell table:number-columns-repeated="238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GRO_ORG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38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GRO_ORG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38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GRO_ORG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38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number-columns-repeated="6"/>
          <table:table-cell table:style-name="ce159" table:number-columns-repeated="2"/>
          <table:table-cell table:number-columns-repeated="238"/>
        </table:table-row>
        <table:table-row table:style-name="ro4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GRO_ADM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46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3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GRO_ADM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46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03</text:p>
          </table:table-cell>
          <table:table-cell table:number-columns-repeated="2"/>
          <table:table-cell table:style-name="ce159" table:number-columns-repeated="2"/>
          <table:table-cell table:number-columns-repeated="238"/>
        </table:table-row>
        <table:table-row table:style-name="ro4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GRO_ADM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46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GRO_ADM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46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GRO_ADM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46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GRO_ADM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46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GRO_ADM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46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SIT_LIN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47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SIT_SHP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47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PNA_ADD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38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7">- Input some </text:span><text:span text:style-name="T7">fields </text:span><text:span text:style-name="T7">required</text:span></text:p>
            <text:p><text:span text:style-name="T7">- Select </text:span><text:span text:style-name="T7">Access/Edit </text:span><text:span text:style-name="T7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PNA_DEL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46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PNA_CHP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46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PNA_EDI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46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PNA_EDI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46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PNA_EDI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46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PNA_EDI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46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PNA_EDI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46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MAP_CRE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46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1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MAN_EDI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46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PNA_EDI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38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PNA_EDI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38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PNA_EDI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38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52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PNA_EDI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38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6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PNA_EDI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38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PNA_EDI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38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1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PNG_MAN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48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PNA_EDI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48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8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MAP_CRE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46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MAP_EDI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46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GNA_EDI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46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GNA_EDI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46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GNA_EDI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46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PNA_EDI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46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GNA_EDI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38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GNA_EDI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38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GNA_EDI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38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52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GNA_EDI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38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6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GNA_EDI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38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8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GNA_EDI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38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DAB_MAG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47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DAB_MAT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47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DAB_DAD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47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MAP_CRE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46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1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MAP_EDI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46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UNA_EDI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46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UNA_EDI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46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4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UNA_EDI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46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UNA_EDI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46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MAP_SEA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38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53" office:value-type="string">
            <text:p><text:span text:style-name="T8">- Go to </text:span><text:span text:style-name="T8">Group/Admin</text:span><text:span text:style-name="T8">istration/Pag</text:span><text:span text:style-name="T8">es </text:span><text:span text:style-name="T8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</text:span><text:span text:style-name="T6">existing </text:span><text:span text:style-name="T6">pages list</text:span></text:p>
            <text:p><text:span text:style-name="T6">- The results </text:span><text:span text:style-name="T6">are </text:span><text:span text:style-name="T6">displayed </text:span><text:span text:style-name="T6">matching </text:span><text:span text:style-name="T6">with the </text:span><text:span text:style-name="T6">search </text:span><text:span text:style-name="T6">keyword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MAP_CRE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46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3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MAP_CRE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46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MAP_CRE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46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0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PRV_LAG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49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9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PRV_SKI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49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0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PRV_AST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38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PRV_AST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38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0" table:number-rows-repeated="32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40">
          <table:table-cell table:style-name="ce118" table:number-columns-repeated="3"/>
          <table:table-cell table:style-name="ce135"/>
          <table:table-cell table:style-name="ce118"/>
          <table:table-cell table:style-name="ce151" table:number-columns-repeated="3"/>
          <table:table-cell table:style-name="ce118" table:number-columns-repeated="247"/>
        </table:table-row>
        <table:table-row table:style-name="ro40" table:number-rows-repeated="10">
          <table:table-cell table:style-name="ce118" table:number-columns-repeated="3"/>
          <table:table-cell table:style-name="ce135"/>
          <table:table-cell table:style-name="ce118" table:number-columns-repeated="251"/>
        </table:table-row>
        <table:table-row table:style-name="ro40">
          <table:table-cell table:style-name="ce118" table:number-columns-repeated="3"/>
          <table:table-cell table:style-name="ce135"/>
          <table:table-cell table:style-name="ce118" table:number-columns-repeated="251"/>
        </table:table-row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document version: 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9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7/10/2012</text:date>, <text:time>17:2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date>2012-07-10T17:29:33</dc:date>
    <dc:language>en-US</dc:language>
    <meta:editing-cycles>795</meta:editing-cycles>
    <meta:editing-duration>PT279H45M08S</meta:editing-duration>
    <dc:creator>exoplatform </dc:creator>
    <meta:document-statistic meta:table-count="4" meta:cell-count="1295" meta:object-count="5"/>
    <meta:user-defined meta:name="Info 1"/>
    <meta:user-defined meta:name="Info 2"/>
    <meta:user-defined meta:name="Info 3"/>
    <meta:user-defined meta:name="Info 4"/>
  </office:meta>
</office:document-meta>
</file>